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6600000C00480BF3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text-position="super 58%" fo:font-size="54pt" style:font-size-asian="54pt" style:font-size-complex="5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36cm" svg:height="3.975cm" svg:x="12.4cm" svg:y="95.1cm">
          <draw:text-box>
            <text:p><text:span text:style-name="T1">Leandro Coletto Biazon (PSI)</text:span></text:p>
            <text:p><text:span text:style-name="T1">Nathalia Sautchuk Patrício (PCS)</text:span></text:p>
          </draw:text-box>
        </draw:frame>
        <draw:frame draw:style-name="gr1" draw:text-style-name="P2" draw:layer="layout" svg:width="19.891cm" svg:height="3cm" svg:x="17.3cm" svg:y="101.201cm">
          <draw:text-box>
            <text:p><text:span text:style-name="T1">Selma Shin Shimizu Melnikoff</text:span></text:p>
          </draw:text-box>
        </draw:frame>
        <draw:frame draw:style-name="gr1" draw:text-style-name="P2" draw:layer="layout" svg:width="24.077cm" svg:height="3cm" svg:x="17.301cm" svg:y="101.201cm">
          <draw:text-box>
            <text:p><text:span text:style-name="T1">Selma Shin Shimizu Melnikoff (PCS)</text:span></text:p>
          </draw:text-box>
        </draw:frame>
        <draw:frame draw:style-name="gr1" draw:text-style-name="P2" draw:layer="layout" svg:width="17.778cm" svg:height="3cm" svg:x="17.401cm" svg:y="102.801cm">
          <draw:text-box>
            <text:p><text:span text:style-name="T1">Roseli de Deus Lopes (PSI)</text:span></text:p>
          </draw:text-box>
        </draw:frame>
        <draw:frame draw:style-name="gr2" draw:text-style-name="P3" draw:layer="layout" svg:width="48.356cm" svg:height="2.537cm" svg:x="5.1cm" svg:y="16.6cm">
          <draw:text-box>
            <text:p><text:span text:style-name="T2">FEBRACE</text:span><text:span text:style-name="T3">V</text:span><text:span text:style-name="T2">: Feira Brasileira Virtual de Ciências e Engenharia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40%" draw:fill-image-width="0cm" draw:fill-image-height="0cm" fo:padding-top="0.125cm" fo:padding-bottom="0.125cm" fo:padding-left="0.25cm" fo:padding-right="0.25cm" draw:shadow="hidden" draw:shadow-offset-x="0.1cm" draw:shadow-offset-y="0.1cm" draw:shadow-color="#808080" draw:shadow-opacity="4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3.85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 text:min-label-width="3.21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 text:min-label-width="2.5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00%" fo:text-align="start" fo:text-indent="0cm" style:punctuation-wrap="hanging" style:line-break="strict">
        <style:tab-stops>
          <style:tab-stop style:position="6.424cm"/>
          <style:tab-stop style:position="16.70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996cm" fo:margin-bottom="0cm" fo:line-height="100%" fo:text-align="start" fo:text-indent="0cm" style:punctuation-wrap="hanging" style:line-break="strict">
        <style:tab-stops>
          <style:tab-stop style:position="1.927cm"/>
          <style:tab-stop style:position="12.206cm"/>
        </style:tab-stops>
      </style:paragraph-properties>
      <style:text-properties fo:color="#000000" style:text-line-through-style="none" style:text-position="0% 100%" fo:font-family="'Times New Roman'" style:font-pitch="variable" fo:font-size="113pt" fo:font-style="normal" fo:text-shadow="none" style:text-underline-style="none" fo:font-weight="normal" style:font-size-asian="113pt" style:font-style-asian="normal" style:font-weight-asian="normal" style:font-size-complex="11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55cm" fo:margin-bottom="0cm" fo:line-height="100%" fo:text-align="start" fo:text-indent="0cm" style:punctuation-wrap="hanging" style:line-break="strict">
        <style:tab-stops>
          <style:tab-stop style:position="7.708cm"/>
        </style:tab-stops>
      </style:paragraph-properties>
      <style:text-properties fo:color="#000000" style:text-line-through-style="none" style:text-position="0% 100%" fo:font-family="'Times New Roman'" style:font-pitch="variable" fo:font-size="97pt" fo:font-style="normal" fo:text-shadow="none" style:text-underline-style="none" fo:font-weight="normal" style:font-size-asian="97pt" style:font-style-asian="normal" style:font-weight-asian="normal" style:font-size-complex="9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14cm" fo:margin-bottom="0cm" fo:line-height="100%" fo:text-align="start" fo:text-indent="0cm" style:punctuation-wrap="hanging" style:line-break="strict">
        <style:tab-stops>
          <style:tab-stop style:position="2.566cm"/>
        </style:tab-stops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00%" fo:text-align="center" fo:text-indent="0cm" style:punctuation-wrap="hanging" style:line-break="strict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78pt" fo:font-style="normal" fo:text-shadow="none" style:text-underline-style="none" fo:font-weight="normal" style:font-family-asian="'DejaVu Sans'" style:font-family-generic-asian="system" style:font-pitch-asian="variable" style:font-size-asian="178pt" style:font-style-asian="normal" style:font-weight-asian="normal" style:font-family-complex="'DejaVu Sans'" style:font-family-generic-complex="system" style:font-pitch-complex="variable" style:font-size-complex="17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74.08cm" fo:page-height="105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399cm" svg:height="6.285cm" svg:x="2.812cm" svg:y="2.27cm" draw:page-number="1"/>
      <draw:page-thumbnail draw:layer="backgroundobjects" svg:width="4.399cm" svg:height="6.285cm" svg:x="2.812cm" svg:y="9.556cm"/>
      <draw:page-thumbnail draw:layer="backgroundobjects" svg:width="4.399cm" svg:height="6.285cm" svg:x="2.812cm" svg:y="16.842cm"/>
      <draw:page-thumbnail draw:layer="backgroundobjects" svg:width="4.399cm" svg:height="6.285cm" svg:x="11.837cm" svg:y="2.27cm"/>
      <draw:page-thumbnail draw:layer="backgroundobjects" svg:width="4.399cm" svg:height="6.285cm" svg:x="11.837cm" svg:y="9.556cm"/>
      <draw:page-thumbnail draw:layer="backgroundobjects" svg:width="4.399cm" svg:height="6.285cm" svg:x="11.837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74.06cm" svg:height="105.82cm" svg:x="0.144cm" svg:y="0.076cm">
        <draw:image xlink:href="Pictures/100002010000086600000C00480BF37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resentação do PowerPoint</dc:title>
    <meta:initial-creator>Jorge Rady</meta:initial-creator>
    <meta:creation-date>2002-11-05T10:15:26</meta:creation-date>
    <dc:date>2009-10-26T03:19:44</dc:date>
    <meta:editing-cycles>14</meta:editing-cycles>
    <meta:editing-duration>PT00H40M27S</meta:editing-duration>
    <meta:generator>OpenOffice.org/3.0$Linux OpenOffice.org_project/300m15$Build-9379</meta:generator>
    <meta:document-statistic meta:object-count="20"/>
  </office:meta>
</office:document-meta>
</file>